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0066b3" draw:opacity="50%" draw:opacity-name="" draw:textarea-horizontal-align="justify" draw:textarea-vertical-align="middle" draw:auto-grow-height="false" fo:min-height="1.824cm" fo:min-width="6.0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3.9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4.612cm"/>
    </style:style>
    <style:style style:name="gr5" style:family="graphic" style:parent-style-name="standard">
      <style:graphic-properties draw:textarea-horizontal-align="justify" draw:textarea-vertical-align="middle" draw:auto-grow-height="false" fo:min-height="1.819cm" fo:min-width="3.359cm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48cm" fo:min-width="3.7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048cm" fo:min-width="3.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size="18pt" style:font-size-asian="18pt" style:font-size-complex="18pt"/>
    </style:style>
    <style:style style:name="P2" style:family="paragraph">
      <loext:graphic-properties draw:fill="solid" draw:fill-color="#0066b3" draw:opacity="50%"/>
      <style:paragraph-properties fo:text-align="center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11.5pt" fo:font-weight="normal" style:font-size-asian="10pt" style:font-size-complex="10pt"/>
    </style:style>
    <style:style style:name="P5" style:family="paragraph">
      <loext:graphic-properties draw:fill="none" draw:fill-color="#ffffff"/>
      <style:text-properties style:font-name="arial" fo:font-size="11.5pt" fo:font-weight="normal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1.5pt" fo:font-weight="bold" style:font-size-asian="10pt" style:font-size-complex="10pt"/>
    </style:style>
    <style:style style:name="P7" style:family="paragraph">
      <style:paragraph-properties fo:text-align="center"/>
      <style:text-properties fo:color="#ffffff" fo:font-size="11.5pt" fo:font-weight="bold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style:paragraph-properties fo:text-align="center"/>
      <style:text-properties fo:font-size="10.3999996185303pt" fo:font-weight="bold" style:font-size-asian="9pt" style:font-size-complex="9pt"/>
    </style:style>
    <style:style style:name="P10" style:family="paragraph">
      <style:paragraph-properties fo:text-align="center"/>
      <style:text-properties fo:color="#ffffff" fo:font-size="10.3999996185303pt" fo:font-weight="bold" style:font-size-asian="9pt" style:font-size-complex="9pt"/>
    </style:style>
    <style:style style:name="P11" style:family="paragraph">
      <loext:graphic-properties draw:fill="none"/>
      <style:paragraph-properties fo:text-align="center"/>
      <style:text-properties fo:font-weight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0.3999996185303pt" fo:font-weight="bold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fo:font-size="10.3999996185303pt" fo:font-weight="bold" style:font-size-asian="9pt" style:font-size-complex="9pt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fo:color="#ffffff" fo:font-size="20.7000007629395pt"/>
    </style:style>
    <style:style style:name="P16" style:family="paragraph">
      <loext:graphic-properties draw:fill="solid" draw:fill-color="#0066b3" draw:opacity="50%"/>
      <style:paragraph-properties fo:text-align="center"/>
      <style:text-properties fo:color="#ffffff" fo:font-size="20.7000007629395pt"/>
    </style:style>
    <style:style style:name="P17" style:family="paragraph"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color="#ffffff" fo:font-size="9pt" style:font-size-asian="9pt" style:font-size-complex="9pt"/>
    </style:style>
    <style:style style:name="T5" style:family="text">
      <style:text-properties fo:color="#ffffff" fo:font-size="10pt" fo:font-weight="bold" style:font-size-asian="10pt" style:font-size-complex="10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6.8cm" svg:height="2.298cm" svg:x="10.4cm" svg:y="0cm">
          <text:p text:style-name="P1"><text:span text:style-name="T1">CONTROLL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752cm" svg:y1="2.644cm" svg:x2="6.233cm" svg:y2="2.644cm">
          <text:p/>
        </draw:line>
        <draw:line draw:style-name="gr2" draw:text-style-name="P3" draw:layer="layout" svg:x1="13.752cm" svg:y1="2.299cm" svg:x2="13.752cm" svg:y2="2.644cm">
          <text:p/>
        </draw:line>
        <draw:line draw:style-name="gr2" draw:text-style-name="P3" draw:layer="layout" svg:x1="21cm" svg:y1="2.644cm" svg:x2="13.752cm" svg:y2="2.644cm">
          <text:p/>
        </draw:line>
        <draw:frame draw:style-name="gr3" draw:text-style-name="P5" draw:layer="layout" svg:width="5.828cm" svg:height="0.741cm" svg:x="14.872cm" svg:y="2.707cm">
          <draw:text-box>
            <text:p text:style-name="P4"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O</text:span><text:span text:style-name="T2">S</text:span><text:span text:style-name="T2"> </text:span><text:span text:style-name="T2">N</text:span><text:span text:style-name="T2">Ã</text:span><text:span text:style-name="T2">O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A</text:span><text:span text:style-name="T2">I</text:span><text:span text:style-name="T2">S</text:span></text:p>
          </draw:text-box>
        </draw:frame>
        <draw:frame draw:style-name="gr4" draw:text-style-name="P5" draw:layer="layout" svg:width="5.112cm" svg:height="0.741cm" svg:x="7.171cm" svg:y="2.644cm">
          <draw:text-box>
            <text:p text:style-name="P4"><text:span text:style-name="T2">R</text:span><text:span text:style-name="T2">E</text:span><text:span text:style-name="T2">Q</text:span><text:span text:style-name="T2">U</text:span><text:span text:style-name="T2">I</text:span><text:span text:style-name="T2">S</text:span><text:span text:style-name="T2">I</text:span><text:span text:style-name="T2">T</text:span><text:span text:style-name="T2">O</text:span><text:span text:style-name="T2">S</text:span><text:span text:style-name="T2"> </text:span><text:span text:style-name="T2"><text:s/>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A</text:span><text:span text:style-name="T2">I</text:span><text:span text:style-name="T2">S</text:span></text:p>
          </draw:text-box>
        </draw:frame>
        <draw:custom-shape draw:style-name="gr5" draw:text-style-name="P7" draw:layer="layout" svg:width="3.859cm" svg:height="2.069cm" svg:x="4.3cm" svg:y="3.333cm">
          <text:p text:style-name="P6"><text:span text:style-name="T3">ESSENCIAL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6.1cm" svg:y1="5.401cm" svg:x2="6.1cm" svg:y2="5.631cm">
          <text:p/>
        </draw:line>
        <draw:line draw:style-name="gr2" draw:text-style-name="P8" draw:layer="layout" svg:x1="2.9cm" svg:y1="5.631cm" svg:x2="9.39cm" svg:y2="5.631cm">
          <text:p/>
        </draw:line>
        <draw:line draw:style-name="gr6" draw:text-style-name="P8" draw:layer="layout" svg:x1="2.9cm" svg:y1="5.631cm" svg:x2="2.9cm" svg:y2="6.321cm">
          <text:p/>
        </draw:line>
        <draw:custom-shape draw:style-name="gr7" draw:text-style-name="P10" draw:layer="layout" svg:width="4.2cm" svg:height="2.298cm" svg:x="0.8cm" svg:y="6.321cm">
          <text:p text:style-name="P9"><text:span text:style-name="T4">CADASTRO DE </text:span></text:p>
          <text:p text:style-name="P9"><text:span text:style-name="T4">CLIENTES E 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7.3cm" svg:y="6.321cm">
          <text:p text:style-name="P9"><text:span text:style-name="T4">NOTIFICAR VENCIMENTO</text:span></text:p>
          <text:p text:style-name="P9"><text:span text:style-name="T4">DE TROCA DE ÓLEO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6.1cm" svg:y1="5.631cm" svg:x2="6.1cm" svg:y2="14.83cm">
          <text:p/>
        </draw:line>
        <draw:line draw:style-name="gr6" draw:text-style-name="P8" draw:layer="layout" svg:x1="9.39cm" svg:y1="5.631cm" svg:x2="9.39cm" svg:y2="6.321cm">
          <text:p/>
        </draw:line>
        <draw:line draw:style-name="gr6" draw:text-style-name="P8" draw:layer="layout" svg:x1="6.233cm" svg:y1="2.644cm" svg:x2="6.233cm" svg:y2="3.334cm">
          <text:p/>
        </draw:line>
        <draw:g>
          <draw:line draw:style-name="gr2" draw:text-style-name="P8" draw:layer="layout" svg:x1="3.7cm" svg:y1="9.2cm" svg:x2="6.1cm" svg:y2="9.2cm">
            <text:p/>
          </draw:line>
          <draw:line draw:style-name="gr6" draw:text-style-name="P8" draw:layer="layout" svg:x1="3.7cm" svg:y1="9.2cm" svg:x2="3.7cm" svg:y2="9.89cm">
            <text:p/>
          </draw:line>
        </draw:g>
        <draw:line draw:style-name="gr2" draw:text-style-name="P8" draw:layer="layout" svg:x1="6.1cm" svg:y1="9.2cm" svg:x2="8.5cm" svg:y2="9.2cm">
          <text:p/>
        </draw:line>
        <draw:line draw:style-name="gr6" draw:text-style-name="P8" draw:layer="layout" svg:x1="8.5cm" svg:y1="9.2cm" svg:x2="8.5cm" svg:y2="9.89cm">
          <text:p/>
        </draw:line>
        <draw:custom-shape draw:style-name="gr7" draw:text-style-name="P10" draw:layer="layout" svg:width="4.2cm" svg:height="2.298cm" svg:x="1.6cm" svg:y="9.889cm">
          <text:p text:style-name="P9"><text:span text:style-name="T4">MOSTRAR TROCAS</text:span></text:p>
          <text:p text:style-name="P9"><text:span text:style-name="T4"><text:s/></text:span><text:span text:style-name="T4">REALIZADA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6.4cm" svg:y="9.889cm">
          <text:p text:style-name="P9"><text:span text:style-name="T4">CONSULTAS DE CLIENTES</text:span></text:p>
          <text:p text:style-name="P9"><text:span text:style-name="T4">E</text:span></text:p>
          <text:p text:style-name="P9"><text:span text:style-name="T4">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4cm" svg:y="12.532cm">
          <text:p text:style-name="P9"><text:span text:style-name="T4">RELATÓRIO DE TROCAS</text:span></text:p>
          <text:p text:style-name="P9"><text:span text:style-name="T4"><text:s/></text:span><text:span text:style-name="T4">DE ÓLEO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1cm" svg:y1="2.644cm" svg:x2="21cm" svg:y2="3.334cm">
          <text:p/>
        </draw:line>
        <draw:custom-shape draw:style-name="gr5" draw:text-style-name="P7" draw:layer="layout" svg:width="3.859cm" svg:height="2.069cm" svg:x="19.041cm" svg:y="3.448cm">
          <text:p text:style-name="P6"><text:span text:style-name="T5">ESSENCIAL</text:span></text:p>
          <draw:enhanced-geometry svg:viewBox="0 0 21600 21600" draw:type="rectangle" draw:enhanced-path="M 0 0 L 21600 0 21600 21600 0 21600 0 0 Z N"/>
        </draw:custom-shape>
        <draw:line draw:style-name="gr2" draw:text-style-name="P11" draw:layer="layout" svg:x1="21cm" svg:y1="5.401cm" svg:x2="21cm" svg:y2="6.32cm">
          <text:p/>
        </draw:line>
        <draw:line draw:style-name="gr2" draw:text-style-name="P8" draw:layer="layout" svg:x1="16.4cm" svg:y1="6.321cm" svg:x2="20.99cm" svg:y2="6.321cm">
          <text:p/>
        </draw:line>
        <draw:line draw:style-name="gr6" draw:text-style-name="P8" draw:layer="layout" svg:x1="16.4cm" svg:y1="6.321cm" svg:x2="16.4cm" svg:y2="7.011cm">
          <text:p/>
        </draw:line>
        <draw:custom-shape draw:style-name="gr7" draw:text-style-name="P10" draw:layer="layout" svg:width="4.2cm" svg:height="2.298cm" svg:x="14.2cm" svg:y="7.125cm">
          <text:p text:style-name="P9"><text:span text:style-name="T4">AUTENTICAÇÃO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20.9cm" svg:y1="6.321cm" svg:x2="25.49cm" svg:y2="6.321cm">
          <text:p/>
        </draw:line>
        <draw:line draw:style-name="gr6" draw:text-style-name="P8" draw:layer="layout" svg:x1="25.49cm" svg:y1="6.321cm" svg:x2="25.49cm" svg:y2="7.011cm">
          <text:p/>
        </draw:line>
        <draw:custom-shape draw:style-name="gr8" draw:text-style-name="P13" draw:layer="layout" svg:width="4.2cm" svg:height="2.298cm" svg:x="23.3cm" svg:y="7.01cm">
          <text:p text:style-name="P12"><text:span text:style-name="T5">ESTABILIDADE</text:span></text:p>
          <text:p text:style-name="P9"><text:span text:style-name="T5">API TABELA FI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" draw:text-style-name="P16" draw:layer="layout" svg:width="6.8cm" svg:height="2.298cm" svg:x="10.6cm" svg:y="1.033cm">
          <text:p text:style-name="P15"><text:span text:style-name="T6">CONTROLL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1cm" svg:y1="4.94cm" svg:x2="6.733cm" svg:y2="4.94cm">
          <text:p/>
        </draw:line>
        <draw:g>
          <draw:custom-shape draw:style-name="gr10" draw:text-style-name="P17" draw:layer="layout" svg:width="0.001cm" svg:height="0.229cm" svg:x="10.1cm" svg:y="1.72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552cm" svg:y1="3.332cm" svg:x2="13.552cm" svg:y2="4.941cm">
            <text:p/>
          </draw:line>
          <draw:line draw:style-name="gr2" draw:text-style-name="P3" draw:layer="layout" svg:x1="20.8cm" svg:y1="4.941cm" svg:x2="13.552cm" svg:y2="4.941cm">
            <text:p/>
          </draw:line>
        </draw:g>
        <draw:frame draw:style-name="gr3" draw:text-style-name="P5" draw:layer="layout" svg:width="5.828cm" svg:height="0.741cm" svg:x="14.672cm" svg:y="5.003cm">
          <draw:text-box>
            <text:p text:style-name="P4"><text:span text:style-name="T2">REQUISITOS </text:span><text:span text:style-name="T2">NÃO </text:span><text:span text:style-name="T2">FUNCIONAIS</text:span></text:p>
          </draw:text-box>
        </draw:frame>
        <draw:frame draw:style-name="gr4" draw:text-style-name="P5" draw:layer="layout" svg:width="5.112cm" svg:height="0.741cm" svg:x="7.671cm" svg:y="4.94cm">
          <draw:text-box>
            <text:p text:style-name="P4"><text:span text:style-name="T2">REQUISITOS <text:s/></text:span><text:span text:style-name="T2">FUNCIONAIS</text:span></text:p>
          </draw:text-box>
        </draw:frame>
        <draw:line draw:style-name="gr11" draw:text-style-name="P8" draw:layer="layout" svg:x1="20.8cm" svg:y1="4.94cm" svg:x2="20.8cm" svg:y2="7.123cm">
          <text:p/>
        </draw:line>
        <draw:custom-shape draw:style-name="gr5" draw:text-style-name="P7" draw:layer="layout" svg:width="3.859cm" svg:height="2.069cm" svg:x="4.8cm" svg:y="5.629cm">
          <text:p text:style-name="P6"><text:span text:style-name="T3">ES</text:span><text:span text:style-name="T3">SE</text:span><text:span text:style-name="T3">NC</text:span><text:span text:style-name="T3">IA</text:span><text:span text:style-name="T3">L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6.6cm" svg:y1="7.698cm" svg:x2="6.6cm" svg:y2="8.617cm">
          <text:p/>
        </draw:line>
        <draw:line draw:style-name="gr2" draw:text-style-name="P8" draw:layer="layout" svg:x1="3.4cm" svg:y1="8.618cm" svg:x2="9.89cm" svg:y2="8.618cm">
          <text:p/>
        </draw:line>
        <draw:line draw:style-name="gr6" draw:text-style-name="P8" draw:layer="layout" svg:x1="3.4cm" svg:y1="8.618cm" svg:x2="3.4cm" svg:y2="9.308cm">
          <text:p/>
        </draw:line>
        <draw:custom-shape draw:style-name="gr7" draw:text-style-name="P10" draw:layer="layout" svg:width="4.2cm" svg:height="2.298cm" svg:x="1.3cm" svg:y="9.307cm">
          <text:p text:style-name="P9"><text:span text:style-name="T4">CADASTRO DE </text:span></text:p>
          <text:p text:style-name="P9"><text:span text:style-name="T4">CLIENTES E 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7.8cm" svg:y="9.307cm">
          <text:p text:style-name="P9"><text:span text:style-name="T4">NOTIFICAR VENCIMENTO</text:span></text:p>
          <text:p text:style-name="P9"><text:span text:style-name="T4">DE TROCA DE ÓLEO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6.6cm" svg:y1="8.618cm" svg:x2="6.6cm" svg:y2="19.765cm">
          <text:p/>
        </draw:line>
        <draw:line draw:style-name="gr2" draw:text-style-name="P8" draw:layer="layout" svg:x1="3.6cm" svg:y1="12.18cm" svg:x2="6.6cm" svg:y2="12.18cm">
          <text:p/>
        </draw:line>
        <draw:line draw:style-name="gr2" draw:text-style-name="P8" draw:layer="layout" svg:x1="6.6cm" svg:y1="12.18cm" svg:x2="9.6cm" svg:y2="12.18cm">
          <text:p/>
        </draw:line>
        <draw:custom-shape draw:style-name="gr7" draw:text-style-name="P10" draw:layer="layout" svg:width="4.2cm" svg:height="2.298cm" svg:x="1.5cm" svg:y="12.869cm">
          <text:p text:style-name="P9"><text:span text:style-name="T4">CADASTRO DE </text:span></text:p>
          <text:p text:style-name="P9"><text:span text:style-name="T4">CLIENTES E VEÍCULOS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9.89cm" svg:y1="8.618cm" svg:x2="9.89cm" svg:y2="9.308cm">
          <text:p/>
        </draw:line>
        <draw:line draw:style-name="gr6" draw:text-style-name="P8" draw:layer="layout" svg:x1="6.733cm" svg:y1="4.94cm" svg:x2="6.733cm" svg:y2="5.63cm">
          <text:p/>
        </draw:line>
        <draw:line draw:style-name="gr6" draw:text-style-name="P8" draw:layer="layout" svg:x1="3.6cm" svg:y1="12.18cm" svg:x2="3.6cm" svg:y2="12.87cm">
          <text:p/>
        </draw:line>
        <draw:line draw:style-name="gr6" draw:text-style-name="P8" draw:layer="layout" svg:x1="9.6cm" svg:y1="12.18cm" svg:x2="9.6cm" svg:y2="12.87cm">
          <text:p/>
        </draw:line>
        <draw:custom-shape draw:style-name="gr7" draw:text-style-name="P10" draw:layer="layout" svg:width="4.2cm" svg:height="2.298cm" svg:x="7.5cm" svg:y="12.869cm">
          <text:p text:style-name="P9"><text:span text:style-name="T4">NOTIFICAR VENCIMENTO</text:span></text:p>
          <text:p text:style-name="P9"><text:span text:style-name="T4">DE TROCA DE ÓLEO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8" draw:layer="layout" svg:x1="4.2cm" svg:y1="15.513cm" svg:x2="6.6cm" svg:y2="15.513cm">
            <text:p/>
          </draw:line>
          <draw:line draw:style-name="gr6" draw:text-style-name="P8" draw:layer="layout" svg:x1="4.2cm" svg:y1="15.513cm" svg:x2="4.2cm" svg:y2="16.203cm">
            <text:p/>
          </draw:line>
        </draw:g>
        <draw:line draw:style-name="gr2" draw:text-style-name="P8" draw:layer="layout" svg:x1="6.675cm" svg:y1="12.18cm" svg:x2="9.675cm" svg:y2="12.18cm">
          <text:p/>
        </draw:line>
        <draw:line draw:style-name="gr2" draw:text-style-name="P8" draw:layer="layout" svg:x1="6.6cm" svg:y1="15.513cm" svg:x2="9cm" svg:y2="15.513cm">
          <text:p/>
        </draw:line>
        <draw:line draw:style-name="gr6" draw:text-style-name="P8" draw:layer="layout" svg:x1="9cm" svg:y1="15.513cm" svg:x2="9cm" svg:y2="16.203cm">
          <text:p/>
        </draw:line>
        <draw:custom-shape draw:style-name="gr7" draw:text-style-name="P10" draw:layer="layout" svg:width="4.2cm" svg:height="2.298cm" svg:x="2.1cm" svg:y="16.203cm">
          <text:p text:style-name="P9"><text:span text:style-name="T4">MOSTRAR TROCAS</text:span></text:p>
          <text:p text:style-name="P9"><text:span text:style-name="T4"><text:s/></text:span><text:span text:style-name="T4">REALIZADA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6.9cm" svg:y="16.203cm">
          <text:p text:style-name="P9"><text:span text:style-name="T4">CONSULTAS DE CLIENTES</text:span></text:p>
          <text:p text:style-name="P9"><text:span text:style-name="T4">E</text:span></text:p>
          <text:p text:style-name="P9"><text:span text:style-name="T4">VEÍCULO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2cm" svg:height="2.298cm" svg:x="4.6cm" svg:y="19.765cm">
          <text:p text:style-name="P9"><text:span text:style-name="T4">RELATÓRIO DE TROCAS</text:span></text:p>
          <text:p text:style-name="P9"><text:span text:style-name="T4"><text:s/></text:span><text:span text:style-name="T4">DE ÓLE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58cm" fo:margin-bottom="0cm" fo:text-indent="0cm"/>
      <style:text-properties fo:font-size="32.0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43cm" fo:margin-bottom="0cm" fo:text-indent="0cm"/>
      <style:text-properties fo:font-size="27.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29cm" fo:margin-bottom="0cm" fo:text-indent="0cm"/>
      <style:text-properties fo:font-size="2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14cm" fo:margin-bottom="0cm" fo:text-indent="0cm"/>
      <style:text-properties fo:font-size="2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816cm" svg:x="1cm" svg:y="3.364cm"/>
      <draw:page-thumbnail draw:layer="backgroundobjects" svg:width="8.999cm" svg:height="5.816cm" svg:x="1cm" svg:y="11.94cm"/>
      <draw:page-thumbnail draw:layer="backgroundobjects" svg:width="8.999cm" svg:height="5.816cm" svg:x="1cm" svg:y="20.516cm"/>
      <draw:page-thumbnail draw:layer="backgroundobjects" svg:width="8.999cm" svg:height="5.816cm" svg:x="11cm" svg:y="3.364cm"/>
      <draw:page-thumbnail draw:layer="backgroundobjects" svg:width="8.999cm" svg:height="5.816cm" svg:x="11cm" svg:y="11.94cm"/>
      <draw:page-thumbnail draw:layer="backgroundobjects" svg:width="8.999cm" svg:height="5.816cm" svg:x="11cm" svg:y="20.516cm"/>
    </style:handout-master>
    <style:master-page style:name="Padrão" style:page-layout-name="PM1" draw:style-name="Mdp1">
      <draw:frame presentation:style-name="Padrão-title" draw:layer="backgroundobjects" svg:width="25.199cm" svg:height="3.022cm" svg:x="1.4cm" svg:y="0.72cm" presentation:class="title" presentation:placeholder="true">
        <draw:text-box/>
      </draw:frame>
      <draw:frame presentation:style-name="Padrão-outline1" draw:layer="backgroundobjects" svg:width="25.199cm" svg:height="10.497cm" svg:x="1.4cm" svg:y="4.233cm" presentation:class="outline" presentation:placeholder="true">
        <draw:text-box/>
      </draw:frame>
      <draw:frame presentation:style-name="Mpr1" draw:text-style-name="MP2" draw:layer="backgroundobjects" svg:width="6.523cm" svg:height="1.247cm" svg:x="1.4cm" svg:y="16.48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47cm" svg:x="9.576cm" svg:y="16.48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47cm" svg:x="20.076cm" svg:y="16.48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22:48:16.544350288</meta:creation-date>
    <dc:date>2021-11-19T00:20:35.834175470</dc:date>
    <meta:editing-duration>PT1H5M46S</meta:editing-duration>
    <meta:editing-cycles>24</meta:editing-cycles>
    <meta:generator>LibreOffice/6.0.7.3$Linux_X86_64 LibreOffice_project/00m0$Build-3</meta:generator>
    <meta:document-statistic meta:object-count="90"/>
  </office:meta>
</office:document-meta>
</file>